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9000045C900003A11B49951EE.svm"/>
  <manifest:file-entry manifest:media-type="" manifest:full-path="Pictures/20000069000045C900003A11397D926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32cm" svg:height="16.51cm" svg:x="4.445cm" svg:y="2.54cm">
          <draw:image xlink:href="Pictures/20000069000045C900003A11397D926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0.955cm" svg:height="17.145cm" svg:x="3.81cm" svg:y="1.905cm">
          <draw:image xlink:href="Pictures/20000069000045C900003A11B49951E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29T15:47:29</meta:creation-date>
    <dc:date>2009-08-03T14:22:19</dc:date>
    <dc:language>en-US</dc:language>
    <meta:editing-cycles>6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